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663399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4b1f6f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ffd32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3.341cm" svg:height="13.341cm" svg:x="5.047cm" svg:y="7.825cm">
            <text:p/>
            <draw:enhanced-geometry svg:viewBox="0 0 21600 21600" draw:path-stretchpoint-x="10800" draw:path-stretchpoint-y="10800" draw:text-areas="?f3 ?f4 ?f5 ?f6" draw:type="round-rectangle" draw:modifiers="1740.368760305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2" draw:text-style-name="P1" draw:layer="layout" svg:width="11.658cm" svg:height="6.701cm" svg:x="6.73cm" svg:y="14.464cm" svg:viewBox="0 0 11659 6702" svg:d="M1662 983l4116-828 3073-54 187 27 1043-53 708-75 870 870v4757c0 537-538 1075-1075 1075h-5839l-4745-4745z">
            <text:p/>
          </draw:path>
          <draw:path draw:style-name="gr3" draw:text-style-name="P1" draw:layer="layout" svg:width="11.635cm" svg:height="5.291cm" svg:x="5.899cm" svg:y="11.849cm" svg:viewBox="0 0 11636 5292" svg:d="M5165 2437l439 187h6032v160l-287 394h-506l-505-438h-506l-491 581h-375l-634-497h-354l-463 497h-17l-329-328h-1078l11 436v578l-918-596c-58 189-140 373-246 558-244 422-547 725-969 969-422 243-836 354-1323 354s-901-111-1323-354c-422-244-725-547-969-969-243-422-354-836-354-1323s111-901 354-1323c244-422 547-725 969-969 422-243 836-354 1323-354s901 111 1323 354c422 244 725 547 969 969 106 185 188 369 245 558l919-596v685h4654l809 467zM873 3280c117 67 231 98 366 98s249-31 366-98 201-151 268-268 98-231 98-366-31-249-98-366-151-201-268-268-231-98-366-98-249 31-366 98-201 151-268 268-98 231-98 366 31 249 98 366 151 201 268 26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Branton</meta:initial-creator>
    <meta:creation-date>2017-05-30T20:07:25.43</meta:creation-date>
    <dc:date>2017-05-30T20:19:11.13</dc:date>
    <dc:creator>Wesley Branton</dc:creator>
    <meta:editing-duration>PT11M48S</meta:editing-duration>
    <meta:editing-cycles>1</meta:editing-cycles>
    <meta:document-statistic meta:object-count="4"/>
    <meta:generator>OpenOffice/4.1.3$Win32 OpenOffice.org_project/413m1$Build-9783</meta:generator>
  </office:meta>
</office:document-meta>
</file>